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становка <text:span text:style-name="T1">Windows</text:span></text:p>
      <text:p text:style-name="P4"><text:span text:style-name="T1"/></text:p>
      <text:p text:style-name="P2"><text:span text:style-name="T2">1)</text:span><text:span text:style-name="T1"> вставляю диск с Windows</text:span></text:p>
      <text:p text:style-name="P2"><text:span text:style-name="T2">2)</text:span><text:span text:style-name="T1"> </text:span>включаю компьютер</text:p>
      <text:p text:style-name="P2"><text:span text:style-name="T2">3)</text:span><text:span text:style-name="T1"> </text:span>до загрузки системы начинаю много раз нажимать<text:span text:style-name="T6"> </text:span><text:span text:style-name="T2">F2</text:span></text:p>
      <text:p text:style-name="P2"><text:span text:style-name="T2">4)</text:span><text:span text:style-name="T1"> </text:span>захожу в раздел<text:span text:style-name="T6"> </text:span><text:span text:style-name="T2">Boot</text:span></text:p>
      <text:p text:style-name="P2"><text:span text:style-name="T2">5)</text:span><text:span text:style-name="T1"> </text:span>в <text:span text:style-name="T2">Boot</text:span><text:span text:style-name="T1"> </text:span>ищу раздел <text:span text:style-name="T2">Boot Device Priority</text:span></text:p>
      <text:p text:style-name="P2"><text:span text:style-name="T2">6)</text:span><text:span text:style-name="T1"> </text:span>выбираю <text:span text:style-name="T2">Floopy drive</text:span></text:p>
      <text:p text:style-name="P2"><text:span text:style-name="T5">7)</text:span><text:span text:style-name="T1"> </text:span>потом выбираю опцию<text:span text:style-name="T6"> </text:span><text:span text:style-name="T2">Save and Exit</text:span><text:span text:style-name="T1">, </text:span>нажав <text:span text:style-name="T2">F10</text:span></text:p>
      <text:p text:style-name="P3"><text:span text:style-name="T2">8)</text:span><text:span text:style-name="T1"> </text:span>установив <text:span text:style-name="T1">Windows, </text:span>скачиваю из Интернета <text:span text:style-name="T2">Driver Pack Solution</text:span><text:span text:style-name="T1"> </text:span>и запускаю</text:p>
      <text:p text:style-name="P3"><text:s text:c="5"/>( это приложение за меня скачает все необходимые драйверы 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5-11-07T23:29:30.08</meta:creation-date>
    <meta:generator>OpenOffice/4.1.1$Win32 OpenOffice.org_project/411m6$Build-9775</meta:generator>
    <dc:date>2015-11-07T23:38:22.31</dc:date>
    <dc:creator>Максим Maxim</dc:creator>
    <meta:editing-duration>PT8M52S</meta:editing-duration>
    <meta:editing-cycles>2</meta:editing-cycles>
    <meta:document-statistic meta:table-count="0" meta:image-count="0" meta:object-count="0" meta:page-count="1" meta:paragraph-count="10" meta:word-count="66" meta:character-count="389"/>
  </office:meta>
</office:document-meta>
</file>